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02in"/>
    </style:style>
    <style:style style:name="co2" style:family="table-column">
      <style:table-column-properties fo:break-before="auto" style:column-width="1.9256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7898in"/>
    </style:style>
    <style:style style:name="co5" style:family="table-column">
      <style:table-column-properties fo:break-before="auto" style:column-width="2.140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2.5717in"/>
    </style:style>
    <style:style style:name="co9" style:family="table-column">
      <style:table-column-properties fo:break-before="auto" style:column-width="0.50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2311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4.1236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3.8283in"/>
    </style:style>
    <style:style style:name="ro1" style:family="table-row">
      <style:table-row-properties style:row-height="0.6217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957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193in" fo:padding-left="0.0138in" fo:padding-right="0.0138in" fo:padding-top="0.0193in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0.0071in solid #000000" fo:border-top="none"/>
    </style:style>
    <style:style style:name="ce13" style:family="table-cell" style:parent-style-name="Default">
      <style:table-cell-properties fo:border-bottom="0.0071in solid #000000" fo:background-color="#c0c0c0" style:text-align-source="fix" style:repeat-content="false" fo:border-left="0.0071in solid #000000" fo:padding-bottom="0.0193in" fo:padding-left="0.0138in" fo:padding-right="0.0138in" fo:padding-top="0.0193in" fo:border-right="0.0071in solid #000000" fo:border-top="0.0154in double #000000" style:border-line-width-top="0.0008in 0.0138in 0.0008in"/>
      <style:paragraph-properties fo:text-align="center" fo:margin-left="0in"/>
    </style:style>
    <style:style style:name="ce1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5" style:family="table-cell" style:parent-style-name="Default">
      <style:table-cell-properties fo:border-bottom="0.0154in double #000000" style:border-line-width-bottom="0.0008in 0.0138in 0.0008in" fo:border-left="0.0071in solid #000000" fo:padding-bottom="0.0193in" fo:padding-left="0.0138in" fo:padding-right="0.0138in" fo:padding-top="0.0193in" fo:border-right="0.0071in solid #000000" fo:border-top="0.0071in solid #000000"/>
    </style:style>
    <style:style style:name="ce16" style:family="table-cell" style:parent-style-name="Default">
      <style:table-cell-properties fo:border-bottom="0.0154in double #000000" style:border-line-width-bottom="0.0008in 0.0138in 0.0008in" fo:border-left="0.0071in solid #000000" fo:padding-bottom="0.0193in" fo:padding-left="0.0138in" fo:padding-right="0.0138in" fo:padding-top="0.0193in" fo:border-right="0.0071in solid #000000" fo:border-top="0.0071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fo:background-color="#c0c0c0" style:text-align-source="fix" style:repeat-content="false" fo:border-left="0.0071in solid #000000" fo:padding-bottom="0.0193in" fo:padding-left="0.0138in" fo:padding-right="0.0138in" fo:padding-top="0.0193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71in solid #000000" style:text-align-source="fix" style:repeat-content="false" fo:border-left="0.0071in solid #000000" fo:padding-bottom="0.0193in" fo:padding-left="0.0138in" fo:padding-right="0.0138in" fo:padding-top="0.0193in" fo:border-right="0.0154in double #000000" style:border-line-width-right="0.0008in 0.0138in 0.0008in" fo:border-top="0.0071in solid #000000"/>
      <style:paragraph-properties fo:text-align="center" fo:margin-left="0in"/>
    </style:style>
    <style:style style:name="ce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71in solid #000000" fo:padding-bottom="0.0193in" fo:padding-left="0.0138in" fo:padding-right="0.0138in" fo:padding-top="0.0193in" fo:border-right="0.0154in double #000000" style:border-line-width-right="0.0008in 0.0138in 0.0008in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ackground-color="#c0c0c0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71in solid #000000" fo:border-top="0.0154in double #000000" style:border-line-width-top="0.0008in 0.0138in 0.0008in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071in solid #000000" fo:border-left="0.0154in double #000000" style:border-line-width-left="0.0008in 0.0138in 0.0008in" fo:padding-bottom="0.0193in" fo:padding-left="0.0138in" fo:padding-right="0.0138in" fo:padding-top="0.0193in" fo:border-right="0.0071in solid #000000" fo:border-top="0.0071in solid #000000"/>
    </style:style>
    <style:style style:name="ce4" style:family="table-cell" style:parent-style-name="Default">
      <style:table-cell-properties fo:border-bottom="0.0071in solid #000000" fo:border-left="0.0154in double #000000" style:border-line-width-left="0.0008in 0.0138in 0.0008in" fo:padding-bottom="0.0193in" fo:padding-left="0.0138in" fo:padding-right="0.0138in" fo:padding-top="0.0193in" fo:border-right="0.0071in solid #000000" fo:border-top="0.0071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154in double #000000" style:border-line-width-left="0.0008in 0.0138in 0.0008in" fo:padding-bottom="0.0193in" fo:padding-left="0.0138in" fo:padding-right="0.0138in" fo:padding-top="0.0193in" fo:border-right="none" fo:border-top="0.0071in solid #000000"/>
    </style:style>
    <style:style style:name="ce6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c0c0c0" style:text-align-source="fix" style:repeat-content="false" fo:border-left="0.0071in solid #000000" fo:padding-bottom="0.0193in" fo:padding-left="0.0138in" fo:padding-right="0.0138in" fo:padding-top="0.0193in" fo:border-right="0.0071in solid #000000" fo:border-top="0.0154in double #000000" style:border-line-width-top="0.0008in 0.0138in 0.0008in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</style:style>
    <style:style style:name="ce23" style:family="table-cell" style:parent-style-name="Default">
      <style:table-cell-properties fo:wrap-option="wrap" fo:padding-bottom="0.0193in" fo:padding-left="0.0138in" fo:padding-right="0.0138in" fo:padding-top="0.0193in" style:vertical-align="top"/>
    </style:style>
    <style:style style:name="ce24" style:family="table-cell" style:parent-style-name="Default">
      <style:table-cell-properties fo:background-color="#c0c0c0" fo:wrap-option="wrap" fo:border="0.0071in solid #000000" fo:padding-bottom="0.0193in" fo:padding-left="0.0138in" fo:padding-right="0.0138in" fo:padding-top="0.0193in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fo:border="0.0071in solid #000000" fo:padding-bottom="0.0193in" fo:padding-left="0.0138in" fo:padding-right="0.0138in" fo:padding-top="0.0193in" style:vertical-align="top"/>
    </style:style>
    <style:style style:name="ce26" style:family="table-cell" style:parent-style-name="Default">
      <style:table-cell-properties fo:wrap-option="wrap" fo:border="0.0071in solid #000000" fo:padding-bottom="0.0193in" fo:padding-left="0.0138in" fo:padding-right="0.0138in" fo:padding-top="0.0193in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</style:style>
    <style:style style:name="ce28" style:family="table-cell" style:parent-style-name="Default">
      <style:table-cell-properties fo:background-color="#c0c0c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30" style:family="table-cell" style:parent-style-name="Default">
      <style:table-cell-properties fo:background-color="#c0c0c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odeMemo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21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Measurements obtained from the Linker Map on 14 October 2011</text:p>
            <text:p/>
            <text:p>The application was compiled with the “-Os” option</text:p>
          </table:table-cell>
          <table:table-cell table:number-columns-repeated="7"/>
          <table:table-cell table:style-name="ce20" office:value-type="string">
            <text:p>New version without wrapper</text:p>
          </table:table-cell>
          <table:table-cell table:number-columns-repeated="5"/>
        </table:table-row>
        <table:table-row table:style-name="ro2">
          <table:table-cell office:value-type="string">
            <text:p>0804bb44</text:p>
          </table:table-cell>
          <table:table-cell table:style-name="ce2" office:value-type="string">
            <text:p>Procedure Core Module</text:p>
          </table:table-cell>
          <table:table-cell table:style-name="ce8" office:value-type="string">
            <text:p>Size (bytes)</text:p>
          </table:table-cell>
          <table:table-cell table:style-name="ce13" office:value-type="string">
            <text:p>0804c6f0</text:p>
          </table:table-cell>
          <table:table-cell table:style-name="ce8" office:value-type="string">
            <text:p>State Machine Core Module</text:p>
          </table:table-cell>
          <table:table-cell table:style-name="ce17" office:value-type="string">
            <text:p>Size (bytes)</text:p>
          </table:table-cell>
          <table:table-cell/>
          <table:table-cell office:value-type="string">
            <text:p>0804c8d4</text:p>
          </table:table-cell>
          <table:table-cell office:value-type="string">
            <text:p>0xb5c./src/FwProfile/FwSmCore.o</text:p>
          </table:table-cell>
          <table:table-cell table:number-columns-repeated="2"/>
          <table:table-cell office:value-type="string">
            <text:p>080531b0</text:p>
          </table:table-cell>
          <table:table-cell table:number-columns-repeated="2"/>
        </table:table-row>
        <table:table-row table:style-name="ro2">
          <table:table-cell office:value-type="string">
            <text:p>0804bb4e</text:p>
          </table:table-cell>
          <table:table-cell table:style-name="ce3" office:value-type="string">
            <text:p><text:s/>FwPrSetData</text:p>
          </table:table-cell>
          <table:table-cell table:style-name="ce9" table:formula="of:=HEX2DEC([.A4])-HEX2DEC([.A3])" office:value-type="float" office:value="14">
            <text:p>14</text:p>
          </table:table-cell>
          <table:table-cell table:style-name="ce14" office:value-type="string">
            <text:p>0804c6ff</text:p>
          </table:table-cell>
          <table:table-cell table:style-name="ce14" office:value-type="string">
            <text:p><text:s/>FwSmSetData</text:p>
          </table:table-cell>
          <table:table-cell table:style-name="ce18" table:formula="of:=HEX2DEC([.D4])-HEX2DEC([.D3])" office:value-type="float" office:value="14">
            <text:p>14</text:p>
          </table:table-cell>
          <table:table-cell/>
          <table:table-cell office:value-type="string">
            <text:p>0804c8e3</text:p>
          </table:table-cell>
          <table:table-cell table:style-name="ce9" office:value-type="string">
            <text:p>FwSmSetData</text:p>
          </table:table-cell>
          <table:table-cell table:style-name="ce18" table:formula="of:=HEX2DEC([.H4])-HEX2DEC([.H3])" office:value-type="float" office:value="14">
            <text:p>14</text:p>
          </table:table-cell>
          <table:table-cell/>
          <table:table-cell office:value-type="string">
            <text:p>080531db</text:p>
          </table:table-cell>
          <table:table-cell office:value-type="string">
            <text:p>FwSmSetData</text:p>
          </table:table-cell>
          <table:table-cell table:style-name="ce18" table:formula="of:=HEX2DEC([.L4])-HEX2DEC([.L3])" office:value-type="float" office:value="28">
            <text:p>28</text:p>
          </table:table-cell>
        </table:table-row>
        <table:table-row table:style-name="ro2">
          <table:table-cell office:value-type="string">
            <text:p>0804bb5c</text:p>
          </table:table-cell>
          <table:table-cell table:style-name="ce3" office:value-type="string">
            <text:p><text:s/>FwPrCheck</text:p>
          </table:table-cell>
          <table:table-cell table:style-name="ce9" table:formula="of:=HEX2DEC([.A5])-HEX2DEC([.A4])" office:value-type="float" office:value="86">
            <text:p>86</text:p>
          </table:table-cell>
          <table:table-cell table:style-name="ce14" office:value-type="string">
            <text:p>0804c70d</text:p>
          </table:table-cell>
          <table:table-cell table:style-name="ce14" office:value-type="string">
            <text:p><text:s/>FwSmCheck</text:p>
          </table:table-cell>
          <table:table-cell table:style-name="ce18" table:formula="of:=HEX2DEC([.D5])-HEX2DEC([.D4])" office:value-type="float" office:value="362">
            <text:p>362</text:p>
          </table:table-cell>
          <table:table-cell/>
          <table:table-cell office:value-type="string">
            <text:p>0804c8f1</text:p>
          </table:table-cell>
          <table:table-cell table:style-name="ce9" office:value-type="string">
            <text:p>FwSmCheck</text:p>
          </table:table-cell>
          <table:table-cell table:style-name="ce18" table:formula="of:=HEX2DEC([.H5])-HEX2DEC([.H4])" office:value-type="float" office:value="469">
            <text:p>469</text:p>
          </table:table-cell>
          <table:table-cell/>
          <table:table-cell office:value-type="string">
            <text:p>080531f7</text:p>
          </table:table-cell>
          <table:table-cell office:value-type="string">
            <text:p>FwSmCheck</text:p>
          </table:table-cell>
          <table:table-cell table:style-name="ce18" table:formula="of:=HEX2DEC([.L5])-HEX2DEC([.L4])" office:value-type="float" office:value="926">
            <text:p>926</text:p>
          </table:table-cell>
        </table:table-row>
        <table:table-row table:style-name="ro2">
          <table:table-cell office:value-type="string">
            <text:p>0804bbb2</text:p>
          </table:table-cell>
          <table:table-cell table:style-name="ce3" office:value-type="string">
            <text:p><text:s/>FwPrStart</text:p>
          </table:table-cell>
          <table:table-cell table:style-name="ce9" table:formula="of:=HEX2DEC([.A6])-HEX2DEC([.A5])" office:value-type="float" office:value="25">
            <text:p>25</text:p>
          </table:table-cell>
          <table:table-cell table:style-name="ce14" office:value-type="string">
            <text:p>0804c877</text:p>
          </table:table-cell>
          <table:table-cell table:style-name="ce14" office:value-type="string">
            <text:p><text:s/>FwSmStart</text:p>
          </table:table-cell>
          <table:table-cell table:style-name="ce18" table:formula="of:=HEX2DEC([.D6])-HEX2DEC([.D5])" office:value-type="float" office:value="194">
            <text:p>194</text:p>
          </table:table-cell>
          <table:table-cell/>
          <table:table-cell office:value-type="string">
            <text:p>0804cac6</text:p>
          </table:table-cell>
          <table:table-cell table:style-name="ce9" office:value-type="string">
            <text:p>FwSmRecCheck</text:p>
          </table:table-cell>
          <table:table-cell table:style-name="ce18" table:formula="of:=HEX2DEC([.H6])-HEX2DEC([.H5])" office:value-type="float" office:value="66">
            <text:p>66</text:p>
          </table:table-cell>
          <table:table-cell/>
          <table:table-cell office:value-type="float" office:value="8053595">
            <text:p>8053595</text:p>
          </table:table-cell>
          <table:table-cell office:value-type="string">
            <text:p>FwSmRecCheck</text:p>
          </table:table-cell>
          <table:table-cell table:style-name="ce18" table:formula="of:=HEX2DEC([.L6])-HEX2DEC([.L5])" office:value-type="float" office:value="145">
            <text:p>145</text:p>
          </table:table-cell>
        </table:table-row>
        <table:table-row table:style-name="ro2">
          <table:table-cell office:value-type="string">
            <text:p>0804bbcb</text:p>
          </table:table-cell>
          <table:table-cell table:style-name="ce3" office:value-type="string">
            <text:p><text:s/>FwPrStop</text:p>
          </table:table-cell>
          <table:table-cell table:style-name="ce9" table:formula="of:=HEX2DEC([.A7])-HEX2DEC([.A6])" office:value-type="float" office:value="25">
            <text:p>25</text:p>
          </table:table-cell>
          <table:table-cell table:style-name="ce14" office:value-type="string">
            <text:p>0804c939</text:p>
          </table:table-cell>
          <table:table-cell table:style-name="ce14" office:value-type="string">
            <text:p><text:s/>FwSmStop</text:p>
          </table:table-cell>
          <table:table-cell table:style-name="ce18" table:formula="of:=HEX2DEC([.D7])-HEX2DEC([.D6])" office:value-type="float" office:value="65">
            <text:p>65</text:p>
          </table:table-cell>
          <table:table-cell/>
          <table:table-cell office:value-type="string">
            <text:p>0804cb08</text:p>
          </table:table-cell>
          <table:table-cell table:style-name="ce9" office:value-type="string">
            <text:p>FwSmStart</text:p>
          </table:table-cell>
          <table:table-cell table:style-name="ce18" table:formula="of:=HEX2DEC([.H7])-HEX2DEC([.H6])" office:value-type="float" office:value="173">
            <text:p>173</text:p>
          </table:table-cell>
          <table:table-cell/>
          <table:table-cell office:value-type="float" office:value="8053626">
            <text:p>8053626</text:p>
          </table:table-cell>
          <table:table-cell office:value-type="string">
            <text:p>FwSmStart</text:p>
          </table:table-cell>
          <table:table-cell table:style-name="ce18" table:formula="of:=HEX2DEC([.L7])-HEX2DEC([.L6])" office:value-type="float" office:value="352">
            <text:p>352</text:p>
          </table:table-cell>
        </table:table-row>
        <table:table-row table:style-name="ro2">
          <table:table-cell office:value-type="string">
            <text:p>0804bbe4</text:p>
          </table:table-cell>
          <table:table-cell table:style-name="ce3" office:value-type="string">
            <text:p><text:s/>FwPrExecute</text:p>
          </table:table-cell>
          <table:table-cell table:style-name="ce9" table:formula="of:=HEX2DEC([.A8])-HEX2DEC([.A7])" office:value-type="float" office:value="179">
            <text:p>179</text:p>
          </table:table-cell>
          <table:table-cell table:style-name="ce14" office:value-type="string">
            <text:p>0804c97a</text:p>
          </table:table-cell>
          <table:table-cell table:style-name="ce14" office:value-type="string">
            <text:p><text:s/>FwSmMakeTransition</text:p>
          </table:table-cell>
          <table:table-cell table:style-name="ce18" table:formula="of:=HEX2DEC([.D8])-HEX2DEC([.D7])" office:value-type="float" office:value="355">
            <text:p>355</text:p>
          </table:table-cell>
          <table:table-cell/>
          <table:table-cell office:value-type="string">
            <text:p>0804cbb5</text:p>
          </table:table-cell>
          <table:table-cell table:style-name="ce9" office:value-type="string">
            <text:p>FwSmStop</text:p>
          </table:table-cell>
          <table:table-cell table:style-name="ce18" table:formula="of:=HEX2DEC([.H8])-HEX2DEC([.H7])" office:value-type="float" office:value="66">
            <text:p>66</text:p>
          </table:table-cell>
          <table:table-cell/>
          <table:table-cell office:value-type="float" office:value="8053786">
            <text:p>8053786</text:p>
          </table:table-cell>
          <table:table-cell office:value-type="string">
            <text:p>FwSmStop</text:p>
          </table:table-cell>
          <table:table-cell table:style-name="ce18" table:formula="of:=HEX2DEC([.L8])-HEX2DEC([.L7])" office:value-type="float" office:value="136">
            <text:p>136</text:p>
          </table:table-cell>
        </table:table-row>
        <table:table-row table:style-name="ro2">
          <table:table-cell office:value-type="string">
            <text:p>0804bc97</text:p>
          </table:table-cell>
          <table:table-cell table:style-name="ce3" office:value-type="string">
            <text:p><text:s/>FwPrGetCurrentNode</text:p>
          </table:table-cell>
          <table:table-cell table:style-name="ce9" table:formula="of:=HEX2DEC([.A9])-HEX2DEC([.A8])" office:value-type="float" office:value="11">
            <text:p>11</text:p>
          </table:table-cell>
          <table:table-cell table:style-name="ce14" office:value-type="string">
            <text:p>0804cadd</text:p>
          </table:table-cell>
          <table:table-cell table:style-name="ce14" office:value-type="string">
            <text:p><text:s/>FwSmExecute</text:p>
          </table:table-cell>
          <table:table-cell table:style-name="ce18" table:formula="of:=HEX2DEC([.D9])-HEX2DEC([.D8])" office:value-type="float" office:value="21">
            <text:p>21</text:p>
          </table:table-cell>
          <table:table-cell/>
          <table:table-cell office:value-type="string">
            <text:p>0804cbf7</text:p>
          </table:table-cell>
          <table:table-cell table:style-name="ce9" office:value-type="string">
            <text:p>FwSmMakeTransition</text:p>
          </table:table-cell>
          <table:table-cell table:style-name="ce18" table:formula="of:=HEX2DEC([.H9])-HEX2DEC([.H8])" office:value-type="float" office:value="353">
            <text:p>353</text:p>
          </table:table-cell>
          <table:table-cell/>
          <table:table-cell office:value-type="string">
            <text:p>0805380e</text:p>
          </table:table-cell>
          <table:table-cell office:value-type="string">
            <text:p>FwSmMakeTransition</text:p>
          </table:table-cell>
          <table:table-cell table:style-name="ce18" table:formula="of:=HEX2DEC([.L9])-HEX2DEC([.L8])" office:value-type="float" office:value="854">
            <text:p>854</text:p>
          </table:table-cell>
        </table:table-row>
        <table:table-row table:style-name="ro2">
          <table:table-cell office:value-type="string">
            <text:p>0804bca2</text:p>
          </table:table-cell>
          <table:table-cell table:style-name="ce3" office:value-type="string">
            <text:p><text:s/>FwPrIsPrStarted</text:p>
          </table:table-cell>
          <table:table-cell table:style-name="ce9" table:formula="of:=HEX2DEC([.A10])-HEX2DEC([.A9])" office:value-type="float" office:value="18">
            <text:p>18</text:p>
          </table:table-cell>
          <table:table-cell table:style-name="ce14" office:value-type="string">
            <text:p>0804caf2</text:p>
          </table:table-cell>
          <table:table-cell table:style-name="ce14" office:value-type="string">
            <text:p><text:s/>FwSmGetEmbeddedSm</text:p>
          </table:table-cell>
          <table:table-cell table:style-name="ce18" table:formula="of:=HEX2DEC([.D10])-HEX2DEC([.D9])" office:value-type="float" office:value="20">
            <text:p>20</text:p>
          </table:table-cell>
          <table:table-cell/>
          <table:table-cell office:value-type="string">
            <text:p>0804cd58</text:p>
          </table:table-cell>
          <table:table-cell table:style-name="ce9" office:value-type="string">
            <text:p>FwSmExecute</text:p>
          </table:table-cell>
          <table:table-cell table:style-name="ce18" table:formula="of:=HEX2DEC([.H10])-HEX2DEC([.H9])" office:value-type="float" office:value="21">
            <text:p>21</text:p>
          </table:table-cell>
          <table:table-cell/>
          <table:table-cell office:value-type="string">
            <text:p>08053b64</text:p>
          </table:table-cell>
          <table:table-cell office:value-type="string">
            <text:p>FwSmExecute</text:p>
          </table:table-cell>
          <table:table-cell table:style-name="ce18" table:formula="of:=HEX2DEC([.L10])-HEX2DEC([.L9])" office:value-type="float" office:value="49">
            <text:p>49</text:p>
          </table:table-cell>
        </table:table-row>
        <table:table-row table:style-name="ro2">
          <table:table-cell office:value-type="string">
            <text:p>0804bcb4</text:p>
          </table:table-cell>
          <table:table-cell table:style-name="ce3" office:value-type="string">
            <text:p><text:s/>FwPrRelease</text:p>
          </table:table-cell>
          <table:table-cell table:style-name="ce9" table:formula="of:=HEX2DEC([.A11])-HEX2DEC([.A10])" office:value-type="float" office:value="399">
            <text:p>399</text:p>
          </table:table-cell>
          <table:table-cell table:style-name="ce14" office:value-type="string">
            <text:p>0804cb06</text:p>
          </table:table-cell>
          <table:table-cell table:style-name="ce14" office:value-type="string">
            <text:p><text:s/>FwSmGetCurrentState</text:p>
          </table:table-cell>
          <table:table-cell table:style-name="ce18" table:formula="of:=HEX2DEC([.D11])-HEX2DEC([.D10])" office:value-type="float" office:value="11">
            <text:p>11</text:p>
          </table:table-cell>
          <table:table-cell/>
          <table:table-cell office:value-type="string">
            <text:p>0804cd6d</text:p>
          </table:table-cell>
          <table:table-cell table:style-name="ce9" office:value-type="string">
            <text:p>FwSmGetEmbeddedSm</text:p>
          </table:table-cell>
          <table:table-cell table:style-name="ce18" table:formula="of:=HEX2DEC([.H11])-HEX2DEC([.H10])" office:value-type="float" office:value="21">
            <text:p>21</text:p>
          </table:table-cell>
          <table:table-cell/>
          <table:table-cell office:value-type="string">
            <text:p>08053b95</text:p>
          </table:table-cell>
          <table:table-cell office:value-type="string">
            <text:p>FwSmGetEmbeddedSm</text:p>
          </table:table-cell>
          <table:table-cell table:style-name="ce18" table:formula="of:=HEX2DEC([.L11])-HEX2DEC([.L10])" office:value-type="float" office:value="35">
            <text:p>35</text:p>
          </table:table-cell>
        </table:table-row>
        <table:table-row table:style-name="ro2">
          <table:table-cell office:value-type="string">
            <text:p>0804be43</text:p>
          </table:table-cell>
          <table:table-cell table:style-name="ce3" office:value-type="string">
            <text:p><text:s/>FwPrAddFlowActToFin</text:p>
          </table:table-cell>
          <table:table-cell table:style-name="ce9" table:formula="of:=HEX2DEC([.A12])-HEX2DEC([.A11])" office:value-type="float" office:value="38">
            <text:p>38</text:p>
          </table:table-cell>
          <table:table-cell table:style-name="ce14" office:value-type="string">
            <text:p>0804cb11</text:p>
          </table:table-cell>
          <table:table-cell table:style-name="ce14" office:value-type="string">
            <text:p><text:s/>FwSmIsSmStarted</text:p>
          </table:table-cell>
          <table:table-cell table:style-name="ce18" table:formula="of:=HEX2DEC([.D12])-HEX2DEC([.D11])" office:value-type="float" office:value="18">
            <text:p>18</text:p>
          </table:table-cell>
          <table:table-cell/>
          <table:table-cell office:value-type="string">
            <text:p>0804cd82</text:p>
          </table:table-cell>
          <table:table-cell table:style-name="ce9" office:value-type="string">
            <text:p>FwSmGetCurrentState</text:p>
          </table:table-cell>
          <table:table-cell table:style-name="ce18" table:formula="of:=HEX2DEC([.H12])-HEX2DEC([.H11])" office:value-type="float" office:value="11">
            <text:p>11</text:p>
          </table:table-cell>
          <table:table-cell/>
          <table:table-cell office:value-type="string">
            <text:p>08053bb8</text:p>
          </table:table-cell>
          <table:table-cell office:value-type="string">
            <text:p>FwSmGetCurrentState</text:p>
          </table:table-cell>
          <table:table-cell table:style-name="ce18" table:formula="of:=HEX2DEC([.L12])-HEX2DEC([.L11])" office:value-type="float" office:value="25">
            <text:p>25</text:p>
          </table:table-cell>
        </table:table-row>
        <table:table-row table:style-name="ro2">
          <table:table-cell office:value-type="string">
            <text:p>0804be69</text:p>
          </table:table-cell>
          <table:table-cell table:style-name="ce3" office:value-type="string">
            <text:p><text:s/>FwPrAddFlowDecToFin</text:p>
          </table:table-cell>
          <table:table-cell table:style-name="ce9" table:formula="of:=HEX2DEC([.A13])-HEX2DEC([.A12])" office:value-type="float" office:value="38">
            <text:p>38</text:p>
          </table:table-cell>
          <table:table-cell table:style-name="ce14" office:value-type="string">
            <text:p>0804cb23</text:p>
          </table:table-cell>
          <table:table-cell table:style-name="ce14" office:value-type="string">
            <text:p><text:s/>FwSmRelease</text:p>
          </table:table-cell>
          <table:table-cell table:style-name="ce18" table:formula="of:=HEX2DEC([.D13])-HEX2DEC([.D12])" office:value-type="float" office:value="154">
            <text:p>154</text:p>
          </table:table-cell>
          <table:table-cell/>
          <table:table-cell office:value-type="string">
            <text:p>0804cd8d</text:p>
          </table:table-cell>
          <table:table-cell table:style-name="ce9" office:value-type="string">
            <text:p>FwSmIsStarted</text:p>
          </table:table-cell>
          <table:table-cell table:style-name="ce18" table:formula="of:=HEX2DEC([.H13])-HEX2DEC([.H12])" office:value-type="float" office:value="18">
            <text:p>18</text:p>
          </table:table-cell>
          <table:table-cell/>
          <table:table-cell office:value-type="string">
            <text:p>08053bd1</text:p>
          </table:table-cell>
          <table:table-cell office:value-type="string">
            <text:p>FwSmIsStarted</text:p>
          </table:table-cell>
          <table:table-cell table:style-name="ce18" table:formula="of:=HEX2DEC([.L13])-HEX2DEC([.L12])" office:value-type="float" office:value="32">
            <text:p>32</text:p>
          </table:table-cell>
        </table:table-row>
        <table:table-row table:style-name="ro2">
          <table:table-cell office:value-type="string">
            <text:p>0804be8f</text:p>
          </table:table-cell>
          <table:table-cell table:style-name="ce3" office:value-type="string">
            <text:p><text:s/>FwPrAddFlowDecToDec</text:p>
          </table:table-cell>
          <table:table-cell table:style-name="ce9" table:formula="of:=HEX2DEC([.A14])-HEX2DEC([.A13])" office:value-type="float" office:value="49">
            <text:p>49</text:p>
          </table:table-cell>
          <table:table-cell table:style-name="ce14" office:value-type="string">
            <text:p>0804cbbd</text:p>
          </table:table-cell>
          <table:table-cell table:style-name="ce14" office:value-type="string">
            <text:p><text:s/>FwSmRecRelease</text:p>
          </table:table-cell>
          <table:table-cell table:style-name="ce18" table:formula="of:=HEX2DEC([.D14])-HEX2DEC([.D13])" office:value-type="float" office:value="307">
            <text:p>307</text:p>
          </table:table-cell>
          <table:table-cell/>
          <table:table-cell office:value-type="string">
            <text:p>0804cd9f</text:p>
          </table:table-cell>
          <table:table-cell table:style-name="ce9" office:value-type="string">
            <text:p>FwSmRelease</text:p>
          </table:table-cell>
          <table:table-cell table:style-name="ce18" table:formula="of:=HEX2DEC([.H14])-HEX2DEC([.H13])" office:value-type="float" office:value="304">
            <text:p>304</text:p>
          </table:table-cell>
          <table:table-cell/>
          <table:table-cell office:value-type="string">
            <text:p>08053bf1</text:p>
          </table:table-cell>
          <table:table-cell office:value-type="string">
            <text:p>FwSmRelease</text:p>
          </table:table-cell>
          <table:table-cell table:style-name="ce18" table:formula="of:=HEX2DEC([.L14])-HEX2DEC([.L13])" office:value-type="float" office:value="550">
            <text:p>550</text:p>
          </table:table-cell>
        </table:table-row>
        <table:table-row table:style-name="ro2">
          <table:table-cell office:value-type="string">
            <text:p>0804bec0</text:p>
          </table:table-cell>
          <table:table-cell table:style-name="ce3" office:value-type="string">
            <text:p><text:s/>FwPrAddFlowDecToAct</text:p>
          </table:table-cell>
          <table:table-cell table:style-name="ce9" table:formula="of:=HEX2DEC([.A15])-HEX2DEC([.A14])" office:value-type="float" office:value="49">
            <text:p>49</text:p>
          </table:table-cell>
          <table:table-cell table:style-name="ce14" office:value-type="string">
            <text:p>0804ccf0</text:p>
          </table:table-cell>
          <table:table-cell table:style-name="ce14" office:value-type="string">
            <text:p><text:s/>FwSmAddTransCpsToFps</text:p>
          </table:table-cell>
          <table:table-cell table:style-name="ce18" table:formula="of:=HEX2DEC([.D15])-HEX2DEC([.D14])" office:value-type="float" office:value="34">
            <text:p>34</text:p>
          </table:table-cell>
          <table:table-cell/>
          <table:table-cell office:value-type="string">
            <text:p>0804cecf</text:p>
          </table:table-cell>
          <table:table-cell table:style-name="ce9" office:value-type="string">
            <text:p>FwSmRecRelease</text:p>
          </table:table-cell>
          <table:table-cell table:style-name="ce18" table:formula="of:=HEX2DEC([.H15])-HEX2DEC([.H14])" office:value-type="float" office:value="321">
            <text:p>321</text:p>
          </table:table-cell>
          <table:table-cell/>
          <table:table-cell table:style-name="ce22" office:value-type="string">
            <text:p>08053e17</text:p>
          </table:table-cell>
          <table:table-cell office:value-type="string">
            <text:p>FwSmRecRelease</text:p>
          </table:table-cell>
          <table:table-cell table:style-name="ce18" table:formula="of:=HEX2DEC([.L15])-HEX2DEC([.L14])" office:value-type="float" office:value="701">
            <text:p>701</text:p>
          </table:table-cell>
        </table:table-row>
        <table:table-row table:style-name="ro2">
          <table:table-cell office:value-type="string">
            <text:p>0804bef1</text:p>
          </table:table-cell>
          <table:table-cell table:style-name="ce3" office:value-type="string">
            <text:p><text:s/>FwPrAddFlowActToDec</text:p>
          </table:table-cell>
          <table:table-cell table:style-name="ce9" table:formula="of:=HEX2DEC([.A16])-HEX2DEC([.A15])" office:value-type="float" office:value="49">
            <text:p>49</text:p>
          </table:table-cell>
          <table:table-cell table:style-name="ce14" office:value-type="string">
            <text:p>0804cd12</text:p>
          </table:table-cell>
          <table:table-cell table:style-name="ce14" office:value-type="string">
            <text:p><text:s/>FwSmAddTransStaToFps</text:p>
          </table:table-cell>
          <table:table-cell table:style-name="ce18" table:formula="of:=HEX2DEC([.D16])-HEX2DEC([.D15])" office:value-type="float" office:value="47">
            <text:p>47</text:p>
          </table:table-cell>
          <table:table-cell/>
          <table:table-cell office:value-type="string">
            <text:p>0804d010</text:p>
          </table:table-cell>
          <table:table-cell table:style-name="ce9" office:value-type="string">
            <text:p>FwSmAddTransCpsToFps</text:p>
          </table:table-cell>
          <table:table-cell table:style-name="ce18" table:formula="of:=HEX2DEC([.H16])-HEX2DEC([.H15])" office:value-type="float" office:value="34">
            <text:p>34</text:p>
          </table:table-cell>
          <table:table-cell/>
          <table:table-cell office:value-type="string">
            <text:p>080540d4</text:p>
          </table:table-cell>
          <table:table-cell office:value-type="string">
            <text:p>FwSmAddTransCpsToFps</text:p>
          </table:table-cell>
          <table:table-cell table:style-name="ce18" table:formula="of:=HEX2DEC([.L16])-HEX2DEC([.L15])" office:value-type="float" office:value="62">
            <text:p>62</text:p>
          </table:table-cell>
        </table:table-row>
        <table:table-row table:style-name="ro2">
          <table:table-cell office:value-type="string">
            <text:p>0804bf22</text:p>
          </table:table-cell>
          <table:table-cell table:style-name="ce3" office:value-type="string">
            <text:p><text:s/>FwPrAddFlowActToAct</text:p>
          </table:table-cell>
          <table:table-cell table:style-name="ce9" table:formula="of:=HEX2DEC([.A17])-HEX2DEC([.A16])" office:value-type="float" office:value="49">
            <text:p>49</text:p>
          </table:table-cell>
          <table:table-cell table:style-name="ce14" office:value-type="string">
            <text:p>0804cd41</text:p>
          </table:table-cell>
          <table:table-cell table:style-name="ce14" office:value-type="string">
            <text:p><text:s/>FwSmAddTransCpsToSta</text:p>
          </table:table-cell>
          <table:table-cell table:style-name="ce18" table:formula="of:=HEX2DEC([.D17])-HEX2DEC([.D16])" office:value-type="float" office:value="47">
            <text:p>47</text:p>
          </table:table-cell>
          <table:table-cell/>
          <table:table-cell office:value-type="string">
            <text:p>0804d032</text:p>
          </table:table-cell>
          <table:table-cell table:style-name="ce9" office:value-type="string">
            <text:p>FwSmAddTransStaToFps</text:p>
          </table:table-cell>
          <table:table-cell table:style-name="ce18" table:formula="of:=HEX2DEC([.H17])-HEX2DEC([.H16])" office:value-type="float" office:value="47">
            <text:p>47</text:p>
          </table:table-cell>
          <table:table-cell/>
          <table:table-cell office:value-type="float" office:value="8054112">
            <text:p>8054112</text:p>
          </table:table-cell>
          <table:table-cell office:value-type="string">
            <text:p>FwSmAddTransStaToFps</text:p>
          </table:table-cell>
          <table:table-cell table:style-name="ce18" table:formula="of:=HEX2DEC([.L17])-HEX2DEC([.L16])" office:value-type="float" office:value="64">
            <text:p>64</text:p>
          </table:table-cell>
        </table:table-row>
        <table:table-row table:style-name="ro2">
          <table:table-cell office:value-type="string">
            <text:p>0804bf53</text:p>
          </table:table-cell>
          <table:table-cell table:style-name="ce3" office:value-type="string">
            <text:p><text:s/>FwPrAddFlowIniToDec</text:p>
          </table:table-cell>
          <table:table-cell table:style-name="ce9" table:formula="of:=HEX2DEC([.A18])-HEX2DEC([.A17])" office:value-type="float" office:value="38">
            <text:p>38</text:p>
          </table:table-cell>
          <table:table-cell table:style-name="ce14" office:value-type="string">
            <text:p>0804cd70</text:p>
          </table:table-cell>
          <table:table-cell table:style-name="ce14" office:value-type="string">
            <text:p><text:s/>FwSmAddTransStaToCps</text:p>
          </table:table-cell>
          <table:table-cell table:style-name="ce18" table:formula="of:=HEX2DEC([.D18])-HEX2DEC([.D17])" office:value-type="float" office:value="67">
            <text:p>67</text:p>
          </table:table-cell>
          <table:table-cell/>
          <table:table-cell office:value-type="string">
            <text:p>0804d061</text:p>
          </table:table-cell>
          <table:table-cell table:style-name="ce9" office:value-type="string">
            <text:p>FwSmAddTransCpsToSta</text:p>
          </table:table-cell>
          <table:table-cell table:style-name="ce18" table:formula="of:=HEX2DEC([.H18])-HEX2DEC([.H17])" office:value-type="float" office:value="47">
            <text:p>47</text:p>
          </table:table-cell>
          <table:table-cell/>
          <table:table-cell office:value-type="float" office:value="8054152">
            <text:p>8054152</text:p>
          </table:table-cell>
          <table:table-cell office:value-type="string">
            <text:p>FwSmAddTransCpsToSta</text:p>
          </table:table-cell>
          <table:table-cell table:style-name="ce18" table:formula="of:=HEX2DEC([.L18])-HEX2DEC([.L17])" office:value-type="float" office:value="65">
            <text:p>65</text:p>
          </table:table-cell>
        </table:table-row>
        <table:table-row table:style-name="ro2">
          <table:table-cell office:value-type="string">
            <text:p>0804bf79</text:p>
          </table:table-cell>
          <table:table-cell table:style-name="ce3" office:value-type="string">
            <text:p><text:s/>FwPrAddFlowIniToAct</text:p>
          </table:table-cell>
          <table:table-cell table:style-name="ce9" table:formula="of:=HEX2DEC([.A19])-HEX2DEC([.A18])" office:value-type="float" office:value="38">
            <text:p>38</text:p>
          </table:table-cell>
          <table:table-cell table:style-name="ce14" office:value-type="string">
            <text:p>0804cdb3</text:p>
          </table:table-cell>
          <table:table-cell table:style-name="ce14" office:value-type="string">
            <text:p><text:s/>FwSmAddTransStaToSta</text:p>
          </table:table-cell>
          <table:table-cell table:style-name="ce18" table:formula="of:=HEX2DEC([.D19])-HEX2DEC([.D18])" office:value-type="float" office:value="67">
            <text:p>67</text:p>
          </table:table-cell>
          <table:table-cell/>
          <table:table-cell office:value-type="string">
            <text:p>0804d090</text:p>
          </table:table-cell>
          <table:table-cell table:style-name="ce9" office:value-type="string">
            <text:p>FwSmAddTransStaToCps</text:p>
          </table:table-cell>
          <table:table-cell table:style-name="ce18" table:formula="of:=HEX2DEC([.H19])-HEX2DEC([.H18])" office:value-type="float" office:value="67">
            <text:p>67</text:p>
          </table:table-cell>
          <table:table-cell/>
          <table:table-cell office:value-type="float" office:value="8054193">
            <text:p>8054193</text:p>
          </table:table-cell>
          <table:table-cell office:value-type="string">
            <text:p>FwSmAddTransStaToCps</text:p>
          </table:table-cell>
          <table:table-cell table:style-name="ce18" table:formula="of:=HEX2DEC([.L19])-HEX2DEC([.L18])" office:value-type="float" office:value="67">
            <text:p>67</text:p>
          </table:table-cell>
        </table:table-row>
        <table:table-row table:style-name="ro2">
          <table:table-cell office:value-type="string">
            <text:p>0804bf9f</text:p>
          </table:table-cell>
          <table:table-cell table:style-name="ce3" office:value-type="string">
            <text:p><text:s/>FwPrAddDecisionNode</text:p>
          </table:table-cell>
          <table:table-cell table:style-name="ce9" table:formula="of:=HEX2DEC([.A20])-HEX2DEC([.A19])" office:value-type="float" office:value="146">
            <text:p>146</text:p>
          </table:table-cell>
          <table:table-cell table:style-name="ce14" office:value-type="string">
            <text:p>0804cdf6</text:p>
          </table:table-cell>
          <table:table-cell table:style-name="ce14" office:value-type="string">
            <text:p><text:s/>FwSmAddTransIpsToCps</text:p>
          </table:table-cell>
          <table:table-cell table:style-name="ce18" table:formula="of:=HEX2DEC([.D20])-HEX2DEC([.D19])" office:value-type="float" office:value="34">
            <text:p>34</text:p>
          </table:table-cell>
          <table:table-cell/>
          <table:table-cell office:value-type="string">
            <text:p>0804d0d3</text:p>
          </table:table-cell>
          <table:table-cell table:style-name="ce9" office:value-type="string">
            <text:p>FwSmAddTransStaToSta</text:p>
          </table:table-cell>
          <table:table-cell table:style-name="ce18" table:formula="of:=HEX2DEC([.H20])-HEX2DEC([.H19])" office:value-type="float" office:value="67">
            <text:p>67</text:p>
          </table:table-cell>
          <table:table-cell/>
          <table:table-cell office:value-type="string">
            <text:p>080541d6</text:p>
          </table:table-cell>
          <table:table-cell office:value-type="string">
            <text:p>FwSmAddTransStaToSta</text:p>
          </table:table-cell>
          <table:table-cell table:style-name="ce18" table:formula="of:=HEX2DEC([.L20])-HEX2DEC([.L19])" office:value-type="float" office:value="67">
            <text:p>67</text:p>
          </table:table-cell>
        </table:table-row>
        <table:table-row table:style-name="ro2">
          <table:table-cell office:value-type="string">
            <text:p>0804c031</text:p>
          </table:table-cell>
          <table:table-cell table:style-name="ce3" office:value-type="string">
            <text:p><text:s/>FwPrAddActionNode</text:p>
          </table:table-cell>
          <table:table-cell table:style-name="ce9" table:formula="of:=HEX2DEC([.A21])-HEX2DEC([.A20])" office:value-type="float" office:value="111">
            <text:p>111</text:p>
          </table:table-cell>
          <table:table-cell table:style-name="ce14" office:value-type="string">
            <text:p>0804ce18</text:p>
          </table:table-cell>
          <table:table-cell table:style-name="ce14" office:value-type="string">
            <text:p><text:s/>FwSmAddTransIpsToSta</text:p>
          </table:table-cell>
          <table:table-cell table:style-name="ce18" table:formula="of:=HEX2DEC([.D21])-HEX2DEC([.D20])" office:value-type="float" office:value="34">
            <text:p>34</text:p>
          </table:table-cell>
          <table:table-cell/>
          <table:table-cell office:value-type="string">
            <text:p>0804d116</text:p>
          </table:table-cell>
          <table:table-cell table:style-name="ce9" office:value-type="string">
            <text:p>FwSmAddTransIpsToCps</text:p>
          </table:table-cell>
          <table:table-cell table:style-name="ce18" table:formula="of:=HEX2DEC([.H21])-HEX2DEC([.H20])" office:value-type="float" office:value="87">
            <text:p>87</text:p>
          </table:table-cell>
          <table:table-cell/>
          <table:table-cell office:value-type="float" office:value="8054219">
            <text:p>8054219</text:p>
          </table:table-cell>
          <table:table-cell office:value-type="string">
            <text:p>FwSmAddTransIpsToCps</text:p>
          </table:table-cell>
          <table:table-cell table:style-name="ce18" table:formula="of:=HEX2DEC([.L21])-HEX2DEC([.L20])" office:value-type="float" office:value="162">
            <text:p>162</text:p>
          </table:table-cell>
        </table:table-row>
        <table:table-row table:style-name="ro2">
          <table:table-cell office:value-type="string">
            <text:p>0804c0a0</text:p>
          </table:table-cell>
          <table:table-cell table:style-name="ce3" office:value-type="string">
            <text:p><text:s/>FwPrCreate</text:p>
          </table:table-cell>
          <table:table-cell table:style-name="ce9" table:formula="of:=HEX2DEC([.A22])-HEX2DEC([.A21])" office:value-type="float" office:value="282">
            <text:p>282</text:p>
          </table:table-cell>
          <table:table-cell table:style-name="ce14" office:value-type="string">
            <text:p>0804ce3a</text:p>
          </table:table-cell>
          <table:table-cell table:style-name="ce14" office:value-type="string">
            <text:p><text:s/>FwSmAddChoicePseudoState</text:p>
          </table:table-cell>
          <table:table-cell table:style-name="ce18" table:formula="of:=HEX2DEC([.D22])-HEX2DEC([.D21])" office:value-type="float" office:value="167">
            <text:p>167</text:p>
          </table:table-cell>
          <table:table-cell/>
          <table:table-cell office:value-type="string">
            <text:p>0804d16d</text:p>
          </table:table-cell>
          <table:table-cell table:style-name="ce9" office:value-type="string">
            <text:p>FwSmAddTransIpsToSta</text:p>
          </table:table-cell>
          <table:table-cell table:style-name="ce18" table:formula="of:=HEX2DEC([.H22])-HEX2DEC([.H21])" office:value-type="float" office:value="83">
            <text:p>83</text:p>
          </table:table-cell>
          <table:table-cell/>
          <table:table-cell office:value-type="string">
            <text:p>080542bb</text:p>
          </table:table-cell>
          <table:table-cell office:value-type="string">
            <text:p>FwSmAddTransIpsToSta</text:p>
          </table:table-cell>
          <table:table-cell table:style-name="ce18" table:formula="of:=HEX2DEC([.L22])-HEX2DEC([.L21])" office:value-type="float" office:value="158">
            <text:p>158</text:p>
          </table:table-cell>
        </table:table-row>
        <table:table-row table:style-name="ro2">
          <table:table-cell office:value-type="string">
            <text:p>0804c1ba</text:p>
          </table:table-cell>
          <table:table-cell table:style-name="ce4" office:value-type="string">
            <text:p><text:s/>Total</text:p>
          </table:table-cell>
          <table:table-cell table:style-name="ce10" table:formula="of:=SUM([.C3:.C21])" office:value-type="float" office:value="1644">
            <text:p>1644</text:p>
          </table:table-cell>
          <table:table-cell table:style-name="ce14" office:value-type="string">
            <text:p>0804cee1</text:p>
          </table:table-cell>
          <table:table-cell table:style-name="ce14" office:value-type="string">
            <text:p><text:s/>FwSmAddState</text:p>
          </table:table-cell>
          <table:table-cell table:style-name="ce18" table:formula="of:=HEX2DEC([.D23])-HEX2DEC([.D22])" office:value-type="float" office:value="206">
            <text:p>206</text:p>
          </table:table-cell>
          <table:table-cell/>
          <table:table-cell office:value-type="string">
            <text:p>0804d1c0</text:p>
          </table:table-cell>
          <table:table-cell table:style-name="ce9" office:value-type="string">
            <text:p>FwSmAddChoicePseudoState</text:p>
          </table:table-cell>
          <table:table-cell table:style-name="ce18" table:formula="of:=HEX2DEC([.H23])-HEX2DEC([.H22])" office:value-type="float" office:value="147">
            <text:p>147</text:p>
          </table:table-cell>
          <table:table-cell/>
          <table:table-cell office:value-type="float" office:value="8054359">
            <text:p>8054359</text:p>
          </table:table-cell>
          <table:table-cell office:value-type="string">
            <text:p>FwSmAddChoicePseudoState</text:p>
          </table:table-cell>
          <table:table-cell table:style-name="ce18" table:formula="of:=HEX2DEC([.L23])-HEX2DEC([.L22])" office:value-type="float" office:value="257">
            <text:p>257</text:p>
          </table:table-cell>
        </table:table-row>
        <table:table-row table:style-name="ro2">
          <table:table-cell/>
          <table:table-cell table:style-name="ce5"/>
          <table:table-cell table:style-name="ce11"/>
          <table:table-cell table:style-name="ce14" office:value-type="string">
            <text:p>0804cfaf</text:p>
          </table:table-cell>
          <table:table-cell table:style-name="ce14" office:value-type="string">
            <text:p><text:s/>FwSmCreate</text:p>
          </table:table-cell>
          <table:table-cell table:style-name="ce18" table:formula="of:=HEX2DEC([.D24])-HEX2DEC([.D23])" office:value-type="float" office:value="299">
            <text:p>299</text:p>
          </table:table-cell>
          <table:table-cell/>
          <table:table-cell office:value-type="string">
            <text:p>0804d253</text:p>
          </table:table-cell>
          <table:table-cell table:style-name="ce9" office:value-type="string">
            <text:p>FwSmAddState</text:p>
          </table:table-cell>
          <table:table-cell table:style-name="ce18" table:formula="of:=HEX2DEC([.H24])-HEX2DEC([.H23])" office:value-type="float" office:value="227">
            <text:p>227</text:p>
          </table:table-cell>
          <table:table-cell/>
          <table:table-cell office:value-type="string">
            <text:p>0805445a</text:p>
          </table:table-cell>
          <table:table-cell office:value-type="string">
            <text:p>FwSmAddState</text:p>
          </table:table-cell>
          <table:table-cell table:style-name="ce18" table:formula="of:=HEX2DEC([.L24])-HEX2DEC([.L23])" office:value-type="float" office:value="452">
            <text:p>452</text:p>
          </table:table-cell>
        </table:table-row>
        <table:table-row table:style-name="ro2">
          <table:table-cell/>
          <table:table-cell table:style-name="ce6"/>
          <table:table-cell table:style-name="ce12"/>
          <table:table-cell table:style-name="ce15" office:value-type="string">
            <text:p>0804d0da</text:p>
          </table:table-cell>
          <table:table-cell table:style-name="ce16" office:value-type="string">
            <text:p><text:s/>Total</text:p>
          </table:table-cell>
          <table:table-cell table:style-name="ce19" table:formula="of:=SUM([.F3:.F23])" office:value-type="float" office:value="2523">
            <text:p>2523</text:p>
          </table:table-cell>
          <table:table-cell/>
          <table:table-cell office:value-type="string">
            <text:p>0804d336</text:p>
          </table:table-cell>
          <table:table-cell table:style-name="ce9" office:value-type="string">
            <text:p>FwSmCreate</text:p>
          </table:table-cell>
          <table:table-cell table:style-name="ce18" table:formula="of:=HEX2DEC([.H25])-HEX2DEC([.H24])" office:value-type="float" office:value="250">
            <text:p>250</text:p>
          </table:table-cell>
          <table:table-cell/>
          <table:table-cell office:value-type="string">
            <text:p>0805461e</text:p>
          </table:table-cell>
          <table:table-cell office:value-type="string">
            <text:p>FwSmCreate</text:p>
          </table:table-cell>
          <table:table-cell table:style-name="ce18" table:formula="of:=HEX2DEC([.L25])-HEX2DEC([.L24])" office:value-type="float" office:value="-134563358">
            <text:p>-134563358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>
            <text:p>0804d430</text:p>
          </table:table-cell>
          <table:table-cell table:style-name="ce9" office:value-type="string">
            <text:p>0x6a/usr/lib/libc_nonshared.a(elf-init.oS)</text:p>
          </table:table-cell>
          <table:table-cell table:style-name="ce7" table:formula="of:=SUM([.J3:.J24])" office:value-type="float" office:value="2893">
            <text:p>2893</text:p>
          </table:table-cell>
          <table:table-cell/>
          <table:table-cell/>
          <table:table-cell/>
          <table:table-cell table:style-name="ce7" table:formula="of:=SUM([.N3:.N24])" office:value-type="float" office:value="-134558171">
            <text:p>-134558171</text:p>
          </table:table-cell>
        </table:table-row>
        <table:table-row table:style-name="ro2" table:number-rows-repeated="21">
          <table:table-cell table:number-columns-repeated="2"/>
          <table:table-cell table:style-name="Default"/>
          <table:table-cell table:number-columns-repeated="11"/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mDescriptorMemory" table:style-name="ta1" table:print="false">
        <table:table-column table:style-name="co12" table:default-cell-style-name="ce23"/>
        <table:table-column table:style-name="co13" table:default-cell-style-name="ce23"/>
        <table:table-column table:style-name="co14" table:default-cell-style-name="ce27"/>
        <table:table-column table:style-name="co10" table:number-columns-repeated="1021" table:default-cell-style-name="ce23"/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>
            <text:p>State Machine Characteristics</text:p>
          </table:table-cell>
          <table:table-cell table:style-name="ce28"/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Proper States</text:p>
          </table:table-cell>
          <table:table-cell table:style-name="ce29" office:value-type="float" office:value="5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Choice Pseudo-State (CPS)</text:p>
          </table:table-cell>
          <table:table-cell table:style-name="ce29"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>
            <text:p>Number of Transitions</text:p>
          </table:table-cell>
          <table:table-cell table:style-name="ce29" office:value-type="float" office:value="10">
            <text:p>10</text:p>
          </table:table-cell>
          <table:table-cell table:number-columns-repeated="1021"/>
        </table:table-row>
        <table:table-row table:style-name="ro4">
          <table:table-cell/>
          <table:table-cell table:style-name="ce25" office:value-type="string">
            <text:p>Number of Actions (Transition + State Actions)</text:p>
          </table:table-cell>
          <table:table-cell table:style-name="ce29" office:value-type="float" office:value="10">
            <text:p>10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Guards</text:p>
          </table:table-cell>
          <table:table-cell table:style-name="ce29" office:value-type="float" office:value="5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CounterS1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CounterU2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table:style-name="ce25" office:value-type="string">
            <text:p>Size of FwCounterU3_t</text:p>
          </table:table-cell>
          <table:table-cell table:style-name="ce29"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ErrCode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Pointer</text:p>
          </table:table-cell>
          <table:table-cell table:style-name="ce29"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string">
            <text:p>Memory Requirement Estimate</text:p>
          </table:table-cell>
          <table:table-cell table:style-name="ce30"/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 Proper State</text:p>
          </table:table-cell>
          <table:table-cell table:style-name="ce29" table:formula="of:=5*[.C8]" office:value-type="float" office:value="5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 Choice Pseudo-State</text:p>
          </table:table-cell>
          <table:table-cell table:style-name="ce29" table:formula="of:=2*[.C8]"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 Transition</text:p>
          </table:table-cell>
          <table:table-cell table:style-name="ce29" table:formula="of:=3*[.C8]+[.C9]"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Base Descriptor</text:p>
          </table:table-cell>
          <table:table-cell table:style-name="ce29" table:formula="of:=3*[.$C12]+[.C$8]*3+[.C$3]*[.C$14]+[.C$4]*[.C$15]+[.C$5]*[.C$16]" office:value-type="float" office:value="86">
            <text:p>86</text:p>
          </table:table-cell>
          <table:table-cell table:number-columns-repeated="1021"/>
        </table:table-row>
        <table:table-row table:style-name="ro5">
          <table:table-cell/>
          <table:table-cell table:style-name="ce25" office:value-type="string">
            <text:p>Memory for Extension Descriptor</text:p>
          </table:table-cell>
          <table:table-cell table:style-name="ce29" table:formula="of:=4*[.C8]+[.C11]+4*[.C12]+[.C6]*[.C12]+[.C7]*[.C12]+[.C3]*[.C12]+2*[.C10]" office:value-type="float" office:value="109">
            <text:p>10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string">
            <text:p>Total Data Memory for Entire State Machine Descriptor</text:p>
          </table:table-cell>
          <table:table-cell table:style-name="ce29" table:formula="of:=[.C17]+[.C18]" office:value-type="float" office:value="195">
            <text:p>195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DescriptorMemory" table:style-name="ta1" table:print="false">
        <table:table-column table:style-name="co12" table:default-cell-style-name="ce23"/>
        <table:table-column table:style-name="co15" table:default-cell-style-name="ce23"/>
        <table:table-column table:style-name="co14" table:default-cell-style-name="ce27"/>
        <table:table-column table:style-name="co10" table:number-columns-repeated="1021" table:default-cell-style-name="ce23"/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>
            <text:p>Procedure Characteristics</text:p>
          </table:table-cell>
          <table:table-cell table:style-name="ce28"/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Action Nodes</text:p>
          </table:table-cell>
          <table:table-cell table:style-name="ce29" office:value-type="float" office:value="5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Decision Nodes</text:p>
          </table:table-cell>
          <table:table-cell table:style-name="ce29"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>
            <text:p>Number of Control Flows</text:p>
          </table:table-cell>
          <table:table-cell table:style-name="ce29" office:value-type="float" office:value="10">
            <text:p>10</text:p>
          </table:table-cell>
          <table:table-cell table:number-columns-repeated="1021"/>
        </table:table-row>
        <table:table-row table:style-name="ro4">
          <table:table-cell/>
          <table:table-cell table:style-name="ce25" office:value-type="string">
            <text:p>Number of Actions </text:p>
          </table:table-cell>
          <table:table-cell table:style-name="ce29"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Number of Guards</text:p>
          </table:table-cell>
          <table:table-cell table:style-name="ce29" office:value-type="float" office:value="8">
            <text:p>8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CounterS1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CounterU2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CounterU3_t</text:p>
          </table:table-cell>
          <table:table-cell table:style-name="ce29"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FwErrCode_t</text:p>
          </table:table-cell>
          <table:table-cell table:style-name="ce29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Size of Pointer</text:p>
          </table:table-cell>
          <table:table-cell table:style-name="ce29"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string">
            <text:p>Memory Requirement Estimate</text:p>
          </table:table-cell>
          <table:table-cell table:style-name="ce30"/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n Action Node</text:p>
          </table:table-cell>
          <table:table-cell table:style-name="ce29" table:formula="of:=2*[.C8]"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 Decision Node</text:p>
          </table:table-cell>
          <table:table-cell table:style-name="ce29" table:formula="of:=2*[.C8]"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a Control Flow</text:p>
          </table:table-cell>
          <table:table-cell table:style-name="ce29" table:formula="of:=2*[.C8]"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Memory for Base Descriptor</text:p>
          </table:table-cell>
          <table:table-cell table:style-name="ce29" table:formula="of:=[.C$8]*3+[.C$3]*[.C$14]+[.C$4]*[.C$15]+[.C$5]*[.C$16]" office:value-type="float" office:value="39">
            <text:p>39</text:p>
          </table:table-cell>
          <table:table-cell table:number-columns-repeated="1021"/>
        </table:table-row>
        <table:table-row table:style-name="ro6">
          <table:table-cell/>
          <table:table-cell table:style-name="ce25" office:value-type="string">
            <text:p>Memory for Extension Descriptor</text:p>
          </table:table-cell>
          <table:table-cell table:style-name="ce29" table:formula="of:=4*[.C8]+[.C11]+2*[.C10]+[.C12]+[.C6]*[.C12]+([.C7]+1)*[.C12]" office:value-type="float" office:value="65">
            <text:p>6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string">
            <text:p>Total Data Memory for Entire Procedure Descriptor</text:p>
          </table:table-cell>
          <table:table-cell table:style-name="ce29" table:formula="of:=[.C17]+[.C18]" office:value-type="float" office:value="104">
            <text:p>104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22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np </meta:initial-creator>
    <meta:creation-date>2011-10-13T23:36:44</meta:creation-date>
    <dc:date>2012-03-16T22:43:17</dc:date>
    <dc:creator>pnp </dc:creator>
    <meta:editing-duration>PT17H09M07S</meta:editing-duration>
    <meta:editing-cycles>21</meta:editing-cycles>
    <meta:generator>OpenOffice.org/3.2$Linux OpenOffice.org_project/320m12$Build-9483</meta:generator>
    <meta:document-statistic meta:table-count="3" meta:cell-count="342" meta:object-count="0"/>
  </office:meta>
</office:document-meta>
</file>